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seoSans" svg:font-family="Museo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0d5041" officeooo:paragraph-rsid="000e9a61"/>
    </style:style>
    <style:style style:name="P4" style:family="paragraph" style:parent-style-name="Text_20_body">
      <style:text-properties officeooo:rsid="0016a25f" officeooo:paragraph-rsid="0016a25f"/>
    </style:style>
    <style:style style:name="P5" style:family="paragraph" style:parent-style-name="Text_20_body">
      <style:text-properties officeooo:rsid="0016a25f" officeooo:paragraph-rsid="00457179"/>
    </style:style>
    <style:style style:name="P6" style:family="paragraph" style:parent-style-name="Text_20_body">
      <style:text-properties officeooo:rsid="0016a25f" officeooo:paragraph-rsid="004628fa"/>
    </style:style>
    <style:style style:name="P7" style:family="paragraph" style:parent-style-name="Text_20_body" style:list-style-name="L2">
      <style:text-properties officeooo:rsid="004628fa" officeooo:paragraph-rsid="004628fa"/>
    </style:style>
    <style:style style:name="P8" style:family="paragraph" style:parent-style-name="Text_20_body" style:list-style-name="L2">
      <style:text-properties officeooo:rsid="0046f339" officeooo:paragraph-rsid="0046f339"/>
    </style:style>
    <style:style style:name="P9" style:family="paragraph" style:parent-style-name="Text_20_body" style:list-style-name="L2">
      <style:text-properties officeooo:rsid="004864d2" officeooo:paragraph-rsid="004864d2"/>
    </style:style>
    <style:style style:name="P10" style:family="paragraph" style:parent-style-name="Text_20_body" style:list-style-name="L2">
      <style:text-properties officeooo:rsid="004913ea" officeooo:paragraph-rsid="004913ea"/>
    </style:style>
    <style:style style:name="P11" style:family="paragraph" style:parent-style-name="Heading_20_2">
      <style:text-properties officeooo:rsid="000d5041" officeooo:paragraph-rsid="000d5041"/>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racedroid Analysis Platform: An Up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Heading_20_2" text:outline-level="2">Introduction</text:h>
      <text:p text:style-name="Text_20_body"/>
      <text:p text:style-name="P4">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4"><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recent (April 2017) malware available directly from the play store is the Dvmap one [11]. It is a sophisticated trojan that not only installs its modules into the system but it also injects the code into the </text:span><text:soft-page-break/><text:span text:style-name="T5">system runtime libraries. 50.000 times is the estimation of the malicious program total downloads. </text:span></text:p>
      <text:p text:style-name="P4"><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5"><text:tab/><text:span text:style-name="T7">We present, in this paper, an update of the TRACEDROID sandbox in order to increase the compatibility with android applications.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6"><text:span text:style-name="T7"><text:tab/>The paper has the following structure:</text:span></text:p>
      <text:list xml:id="list4198757679839545718" text:style-name="L2">
        <text:list-item>
          <text:p text:style-name="P7">Chapter 2: explains the main concepts about android architecture useful at understanding the design and implementation of the system being ported.</text:p>
        </text:list-item>
        <text:list-item>
          <text:p text:style-name="P7">Chapter 3: <text:span text:style-name="T8">the TRACEDROID design is described in detail in a zoom in fashion.</text:span></text:p>
        </text:list-item>
        <text:list-item>
          <text:p text:style-name="P8">Chapter 4: the implementation notes and limitations are discussed.</text:p>
        </text:list-item>
        <text:list-item>
          <text:p text:style-name="P9">Chapter 5: <text:span text:style-name="T9">we provide an evaluation of the system aimed at checking the increase of compatibility with android applications.</text:span></text:p>
        </text:list-item>
        <text:list-item>
          <text:p text:style-name="P10">Chapter 6: <text:span text:style-name="T10">we describe future related to android 7 for dynamic analysis and we conclude with some general not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useoSans" svg:font-family="Museo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6-30T19:59:11.354726256</dc:date>
    <dc:creator>dimitri </dc:creator>
    <meta:editing-duration>PT3H23M56S</meta:editing-duration>
    <meta:editing-cycles>60</meta:editing-cycles>
    <meta:document-statistic meta:table-count="0" meta:image-count="0" meta:object-count="0" meta:page-count="3" meta:paragraph-count="16" meta:word-count="845" meta:character-count="5219" meta:non-whitespace-character-count="4386"/>
  </office:meta>
</office:document-meta>
</file>